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Hench</text:p>
          </table:table-cell>
          <table:table-cell office:value-type="string">
            <text:p>Post Falls 1156</text:p>
          </table:table-cell>
        </table:table-row>
        <table:table-row table:style-name="ro1">
          <table:table-cell office:value-type="string">
            <text:p>Hench</text:p>
          </table:table-cell>
          <table:table-cell office:value-type="string">
            <text:p>Vehicle is going to be occupied by a sleeping white male</text:p>
          </table:table-cell>
        </table:table-row>
        <table:table-row table:style-name="ro1">
          <table:table-cell office:value-type="string">
            <text:p>Hench</text:p>
          </table:table-cell>
          <table:table-cell office:value-type="string">
            <text:p>Be Making Contact</text:p>
          </table:table-cell>
        </table:table-row>
        <table:table-row table:style-name="ro1">
          <table:table-cell office:value-type="string">
            <text:p>Hench</text:p>
          </table:table-cell>
          <table:table-cell office:value-type="string">
            <text:p>Post Falls 1156 Idaho R.Q: <text:s/>K509464</text:p>
          </table:table-cell>
        </table:table-row>
        <table:table-row table:style-name="ro1">
          <table:table-cell office:value-type="string">
            <text:p>Hench</text:p>
          </table:table-cell>
          <table:table-cell office:value-type="string">
            <text:p>Lets see your hands, buddy</text:p>
          </table:table-cell>
        </table:table-row>
        <table:table-row table:style-name="ro1">
          <table:table-cell office:value-type="string">
            <text:p>Hench</text:p>
          </table:table-cell>
          <table:table-cell office:value-type="float" office:value="1156">
            <text:p>1156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what are you doing sleeping back here</text:p>
          </table:table-cell>
        </table:table-row>
        <table:table-row table:style-name="ro3">
          <table:table-cell office:value-type="string">
            <text:p>Hench</text:p>
          </table:table-cell>
          <table:table-cell office:value-type="string">
            <text:p>keep your hands where I can see them, allright?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Sure.</text:p>
          </table:table-cell>
        </table:table-row>
        <table:table-row table:style-name="ro1">
          <table:table-cell office:value-type="string">
            <text:p>Hench </text:p>
          </table:table-cell>
          <table:table-cell office:value-type="string">
            <text:p>what are you doing sleeping back here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This is all I have to go to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it is wha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t is all I have to sleep at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you are homeless, that is what you are telling me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yeah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does walmart know you are back here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no, but I am told by walmarts in general and the polic in particular that they do not min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at is fine, we are just checking on you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yeah, we are just checking up. <text:s/>We didn't know ifyou were hurt in there or anything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you got a driver's license on you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I gotta log everybody I talk to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o.k., I also have a bar card and I will let you see i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have a what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a what car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a bar car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at does that mean?</text:p>
          </table:table-cell>
        </table:table-row>
        <table:table-row table:style-name="ro1">
          <table:table-cell office:value-type="string">
            <text:p>bully </text:p>
          </table:table-cell>
          <table:table-cell office:value-type="string">
            <text:p>what does that have to do with anything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we just need your liceense, that is all we nee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know, but you also need a reason to come up and...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e have a reason, you are in a business and you are in a suspicious area, there is our reason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f you want to get stupid, we will get you out of the car and show you are reason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let's see you id, now.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re you watching his hand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y do you have your pants off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well, it is a little hard to sleep in your pant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seem confused about why we are doing our job. <text:s/>Is there any confusion on that, because I will clear it up for you if you don'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at look right there. Is there any confusion about why we are doing our job?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 am talking to you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now you are making me more suspiciou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give me thi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ake that, we don't need tha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...that id...you are a male with no pants on in the back of a car ...in the parking lot...now what time is it...lat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no you give me your bar card</text:p>
          </table:table-cell>
        </table:table-row>
        <table:table-row table:style-name="ro2">
          <table:table-cell office:value-type="string">
            <text:p>henchman</text:p>
          </table:table-cell>
          <table:table-cell office:value-type="string">
            <text:p>post fall 1156 alaska DQ</text:p>
          </table:table-cell>
        </table:table-row>
        <table:table-row table:style-name="ro2">
          <table:table-cell office:value-type="string">
            <text:p>henchman</text:p>
          </table:table-cell>
          <table:table-cell office:value-type="string">
            <text:p>alaska, pope paul-ocean-paul-edwar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...if this was your business...make sure you are not dead, drunk.</text:p>
          </table:table-cell>
        </table:table-row>
        <table:table-row table:style-name="ro2">
          <table:table-cell office:value-type="string">
            <text:p>henchman</text:p>
          </table:table-cell>
          <table:table-cell office:value-type="string">
            <text:p>first, kevi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allright?</text:p>
          </table:table-cell>
        </table:table-row>
        <table:table-row table:style-name="ro2">
          <table:table-cell office:value-type="string">
            <text:p>henchman</text:p>
          </table:table-cell>
          <table:table-cell office:value-type="string">
            <text:p>King-edward-victor-ida-nora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got me now?</text:p>
          </table:table-cell>
        </table:table-row>
        <table:table-row table:style-name="ro1">
          <table:table-cell office:value-type="string">
            <text:p>henchman</text:p>
          </table:table-cell>
          <table:table-cell office:value-type="string">
            <text:p>no middle</text:p>
          </table:table-cell>
        </table:table-row>
        <table:table-row table:style-name="ro3">
          <table:table-cell office:value-type="string">
            <text:p>bully</text:p>
          </table:table-cell>
          <table:table-cell office:value-type="string">
            <text:p>are you going to talk to me now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bsolutely...common courtesy</text:p>
          </table:table-cell>
        </table:table-row>
        <table:table-row table:style-name="ro1">
          <table:table-cell office:value-type="string">
            <text:p>henchman</text:p>
          </table:table-cell>
          <table:table-cell office:value-type="string">
            <text:p>12-02-64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now you are making me wonder what else is going on in the car. <text:s/>Get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get out of the car before I drag you out of the car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.k, you have your hands on your lap, but your clothes on. <text:s/>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 jacket</text:p>
          </table:table-cell>
        </table:table-row>
        <table:table-row table:style-name="ro1">
          <table:table-cell office:value-type="string">
            <text:p>bully </text:p>
          </table:table-cell>
          <table:table-cell office:value-type="string">
            <text:p>put your sleeping <text:s/>bag on you and get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at is your first name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kevi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kevin?</text:p>
          </table:table-cell>
        </table:table-row>
        <table:table-row table:style-name="ro1">
          <table:table-cell office:value-type="string">
            <text:p>henchman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henchman</text:p>
          </table:table-cell>
          <table:table-cell office:value-type="string">
            <text:p>go ahead</text:p>
          </table:table-cell>
        </table:table-row>
        <table:table-row table:style-name="ro1">
          <table:table-cell office:value-type="string">
            <text:p>henchman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don't need a coat on. Get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get out of the car or I am going to bring you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leave everything there and get it out of your hands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want to record this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everythi ng is recorde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get out of the car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t is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I am not messing with you, kevin. <text:s/>Get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need to follow my directions right now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k, what are we missing here. <text:s/>What is going on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???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need to explain yourself.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look, if you got a problem with how you are doing things, then this is your chance to communicate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this is being recorded, right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yeah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udio and video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 am not doing anything wrong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neigther am I</text:p>
          </table:table-cell>
        </table:table-row>
        <table:table-row table:style-name="ro2">
          <table:table-cell office:value-type="string">
            <text:p>bullly</text:p>
          </table:table-cell>
          <table:table-cell office:value-type="string">
            <text:p>yeah you are. <text:s/>I told you you are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officer, am I doing something illegal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right now, this is an investigation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 am trying to figure out what your deal is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assume that if I am not doing anything wrong than I am free to go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e law you are breaking is overnight camping, yeah. Do you want to go to jail for something that stupi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ere is no overnight camping in post fall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so there is my reason to detail you and there is my reason to question you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now I am going to try to figure out exactly why you are being how you are being he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are not answering any questions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just don't think you have any legal reason to...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ell, if you went to the bar, you would know that I have tha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object to the approach you are taking with me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k, you can object to that. <text:s/>That is my conduct. However, legal grounds to what I am doing, you should know that I have the legal grounds to do tha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do not believe so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at would I voluntarily violate your legal rights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do not no, sir.</text:p>
          </table:table-cell>
        </table:table-row>
        <table:table-row table:style-name="ro2">
          <table:table-cell office:value-type="string">
            <text:p>bullly</text:p>
          </table:table-cell>
          <table:table-cell office:value-type="string">
            <text:p>if you would just get to the bottom of it and answer my questions you woulnd't be out of the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gain, what is going on here, what am I missing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was sleeping in the back of my ca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fair enough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here I am asking you questions and you refused to answer and that made me thinkthat there is something I am missing. <text:s/>Do you understand kevin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believe you are trying to provoke a confrontation no matter what I do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at about you telling me, hey, this is my bar card, right? And questioning how I do my job and telling me I am not doing my job righ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think I take offense to tha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believe, officer, that you actions are inappropriate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k, well, I think you will be going to jail for overnight camping, how does that soun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at doesn't solve any problems, does it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because, kevin, this is the deal, I am doing my job. <text:s/>I want to check on you. <text:s/>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...as my witness, I didn't know if you were drunk, passe-dout or dead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at is why we are checking on you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let me tell you another thin, allrigh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...let me finish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walmart has been <text:s/>burglarized time and time agai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people park by the fire exit, right there, they wait for somebody to come out, and then they take off to washingto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so, that was me doing my job to make sure you are ok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so I got to get your information, I do not need your bar card and then we get out of he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he has nothing to do with this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he has my informatio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.k, so now we are going to get out of he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 just wanted to make sure, are we good to go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have you understood evertying I have sai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yes, sir.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o.k, do you have any questions</text:p>
          </table:table-cell>
        </table:table-row>
        <table:table-row table:style-name="ro1">
          <table:table-cell office:value-type="string">
            <text:p>me </text:p>
          </table:table-cell>
          <table:table-cell office:value-type="string">
            <text:p>no si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re the any drugs in the car or anything I am missing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no sire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and walmart knows you are here and everything is going to be fine, right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I haven't reported in to walmar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and I do not think you need to, nobody else does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do you understand why we are checking on you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really, seriously, take all you do not like about me about of i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do you understand why we are checking on you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really don't, why are you checking up on them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because it is obvious why they are he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think about it. <text:s/>There are big rigs. They need a big place to park. And we don't have reported incidences of suspicious cars parked at the fire exit door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and then, furthermore...well, if it doesnt make any sense, I am sorry kevin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listen to me, the last thing I am going to say, you are free to go, but I just want you to know tha ti don't know you, you don't know me. <text:s/>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I wish we didn't get off on the foot we did, I am trying to do my job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am going to follow up with this and get the recording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do we need to issue any citations for overnight camping...this is kind of a follow-up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that is your discretion officer,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take care kevin, have a good nigh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bully</text:p>
          </table:table-cell>
          <table:table-cell office:value-type="string">
            <text:p>get out of the car, get out of the car, get out of the car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hey, so we just went in and talked with walmart, they don't want you here. They have trespassed you.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they want you to leave right now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understand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yes, sir.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ok, so you are lea ving\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ok.</text:p>
          </table:table-cell>
        </table:table-row>
        <table:table-row table:style-name="ro3">
          <table:table-cell office:value-type="string">
            <text:p>me</text:p>
          </table:table-cell>
          <table:table-cell office:value-type="string">
            <text:p>I have to put my shoes on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that's fine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did you say something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no <text:s/>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oh, o.k.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disgrace to the badge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you are still unlocked over her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don't look at him, get in the car and go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go <text:s text:c="2"/>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we are going to meet again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what does that mean?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that means I am going to come up and I am going to speak to your supervisor and I am going to get a record of this and we are all going to sort this out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he is working right now. <text:s/>Call me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you are wrong, you are trespassing, you are overnight camping, why dont' you take personal responsibility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are you going to go to that guy nex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I can't believe you can look yourself in the mirror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you are going to go to jail in <text:s/>a minute. <text:s/>Get in your car and go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let's go eric</text:p>
          </table:table-cell>
        </table:table-row>
        <table:table-row table:style-name="ro2">
          <table:table-cell office:value-type="string">
            <text:p>bully</text:p>
          </table:table-cell>
          <table:table-cell office:value-type="string">
            <text:p>I dont' think there was any amazing that guy out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nope</text:p>
          </table:table-cell>
        </table:table-row>
        <table:table-row table:style-name="ro1">
          <table:table-cell office:value-type="string">
            <text:p>bully</text:p>
          </table:table-cell>
          <table:table-cell office:value-type="string">
            <text:p>let's just get out of here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post falls 1156</text:p>
          </table:table-cell>
        </table:table-row>
        <table:table-row table:style-name="ro2">
          <table:table-cell office:value-type="string">
            <text:p>hench</text:p>
          </table:table-cell>
          <table:table-cell office:value-type="string">
            <text:p>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06:48:03</meta:creation-date>
    <dc:date>2013-08-21T08:10:32</dc:date>
    <meta:editing-duration>PT21M8S</meta:editing-duration>
    <meta:editing-cycles>2</meta:editing-cycles>
    <meta:generator>LibreOffice/4.0.2.2$Linux_X86_64 LibreOffice_project/400m0$Build-2</meta:generator>
    <meta:document-statistic meta:table-count="1" meta:cell-count="358" meta:object-count="0"/>
  </office:meta>
</office:document-meta>
</file>